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053cm 0.053cm 0.053cm" fo:padding-left="0.141cm" fo:padding-right="0.141cm" fo:padding-top="0.035cm" fo:padding-bottom="0.035cm" fo:border="4.51pt double #00000a" style:shadow="non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weight="normal" officeooo:rsid="00349d79" officeooo:paragraph-rsid="00349d79" style:font-name-asian="Times New Roman" style:language-asian="fr" style:country-asian="FR" style:font-weight-asian="normal" style:font-name-complex="Arial" style:font-weight-complex="normal"/>
    </style:style>
    <style:style style:name="P7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officeooo:rsid="0032e59a" officeooo:paragraph-rsid="0032e59a"/>
    </style:style>
    <style:style style:name="P8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9" style:family="paragraph" style:parent-style-name="Paragraphe_20_de_20_liste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officeooo:paragraph-rsid="00284a66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11" style:family="paragraph" style:parent-style-name="Standard" style:master-page-name="MP0">
      <style:paragraph-properties fo:margin-top="0cm" fo:margin-bottom="0cm" loext:contextual-spacing="false" fo:line-height="100%" fo:text-align="center" style:justify-single-word="false" style:page-number="auto" fo:break-before="page" style:border-line-width="0.053cm 0.053cm 0.053cm" fo:padding-left="0.141cm" fo:padding-right="0.141cm" fo:padding-top="0.035cm" fo:padding-bottom="0.035cm" fo:border="4.51pt double #00000a" style:shadow="none"/>
    </style:style>
    <style:style style:name="P12" style:family="paragraph" style:parent-style-name="Standard">
      <style:paragraph-properties fo:margin-top="0.847cm" fo:margin-bottom="0.212cm" loext:contextual-spacing="false" fo:line-height="100%"/>
      <style:text-properties officeooo:paragraph-rsid="0039bfcc"/>
    </style:style>
    <style:style style:name="P13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14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color="#000000" style:font-name="Arial" fo:font-weight="normal" officeooo:paragraph-rsid="0039bfcc" style:font-name-asian="Times New Roman" style:language-asian="fr" style:country-asian="FR" style:font-weight-asian="normal" style:font-name-complex="Arial"/>
    </style:style>
    <style:style style:name="P16" style:family="paragraph" style:parent-style-name="Paragraphe_20_de_20_liste" style:list-style-name="WWNum42">
      <style:paragraph-properties fo:line-height="0.353cm"/>
      <style:text-properties officeooo:paragraph-rsid="0039bfcc"/>
    </style:style>
    <style:style style:name="P17" style:family="paragraph" style:parent-style-name="Paragraphe_20_de_20_liste" style:list-style-name="WWNum42">
      <style:paragraph-properties fo:line-height="0.353cm"/>
      <style:text-properties officeooo:paragraph-rsid="00284a66"/>
    </style:style>
    <style:style style:name="P18" style:family="paragraph" style:parent-style-name="Paragraphe_20_de_20_liste" style:list-style-name="WWNum42">
      <style:paragraph-properties fo:line-height="0.353cm"/>
      <style:text-properties officeooo:paragraph-rsid="00349d79"/>
    </style:style>
    <style:style style:name="P19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officeooo:rsid="0039bfcc" officeooo:paragraph-rsid="0039bfcc"/>
    </style:style>
    <style:style style:name="P20" style:family="paragraph" style:parent-style-name="Paragraphe_20_de_20_liste" style:list-style-name="WWNum4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officeooo:paragraph-rsid="00349d79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21" style:family="paragraph" style:parent-style-name="Paragraphe_20_de_20_liste" style:list-style-name="WWNum4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officeooo:paragraph-rsid="0039bfcc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" style:family="text">
      <style:text-properties fo:color="#85200c" style:font-name="Arial" fo:font-size="20pt" fo:font-weight="bold" style:font-name-asian="Times New Roman" style:font-size-asian="20pt" style:language-asian="fr" style:country-asian="FR" style:font-weight-asian="bold" style:font-name-complex="Arial" style:font-size-complex="20pt" style:font-weight-complex="bold"/>
    </style:style>
    <style:style style:name="T2" style:family="text">
      <style:text-properties fo:color="#85200c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" style:family="text">
      <style:text-properties fo:color="#85200c" style:font-name="Arial" fo:font-size="16pt" fo:font-weight="bold" officeooo:rsid="0032e59a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4" style:family="text">
      <style:text-properties fo:color="#999999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5" style:family="text">
      <style:text-properties fo:color="#000000" style:font-name="Arial" style:font-name-asian="Times New Roman" style:language-asian="fr" style:country-asian="FR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ff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8" style:family="text">
      <style:text-properties style:font-name="Arial" fo:font-weight="bold" officeooo:rsid="00284a66" style:font-weight-asian="bold" style:font-name-complex="Arial"/>
    </style:style>
    <style:style style:name="T9" style:family="text">
      <style:text-properties style:font-name="Arial" fo:font-weight="bold" officeooo:rsid="0032e59a" style:font-weight-asian="bold" style:font-name-complex="Arial"/>
    </style:style>
    <style:style style:name="T10" style:family="text">
      <style:text-properties style:font-name="Arial" fo:font-weight="bold" officeooo:rsid="00349d79" style:font-weight-asian="bold" style:font-name-complex="Arial"/>
    </style:style>
    <style:style style:name="T11" style:family="text">
      <style:text-properties style:font-name="Arial" fo:font-weight="bold" officeooo:rsid="00390049" style:font-weight-asian="bold" style:font-name-complex="Arial"/>
    </style:style>
    <style:style style:name="T12" style:family="text">
      <style:text-properties style:font-name="Arial" fo:font-weight="bold" officeooo:rsid="0039bfcc" style:font-weight-asian="bold" style:font-name-complex="Arial"/>
    </style:style>
    <style:style style:name="T13" style:family="text">
      <style:text-properties fo:color="#002060" style:font-name="Arial" fo:font-size="16pt" fo:font-weight="bold" officeooo:rsid="0039bfcc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4" style:family="text">
      <style:text-properties fo:color="#767171" style:font-name="Arial" fo:font-style="italic" fo:font-weight="bold" style:font-name-asian="Times New Roman" style:language-asian="fr" style:country-asian="FR" style:font-style-asian="italic" style:font-weight-asian="bold" style:font-name-complex="Arial"/>
    </style:style>
    <style:style style:name="T15" style:family="text">
      <style:text-properties fo:color="#767171" style:font-name="Arial" fo:font-style="italic" fo:font-weight="bold" officeooo:rsid="0023527d" style:font-name-asian="Times New Roman" style:language-asian="fr" style:country-asian="FR" style:font-style-asian="italic" style:font-weight-asian="bold" style:font-name-complex="Arial"/>
    </style:style>
    <style:style style:name="T16" style:family="text">
      <style:text-properties fo:color="#767171" style:font-name="Arial" fo:font-style="italic" fo:font-weight="bold" officeooo:rsid="0039bfcc" style:font-name-asian="Times New Roman" style:language-asian="fr" style:country-asian="FR" style:font-style-asian="italic" style:font-weight-asian="bold" style:font-name-complex="Arial"/>
    </style:style>
    <style:style style:name="T17" style:family="text">
      <style:text-properties fo:color="#767171" style:font-name="Arial" fo:font-style="italic" fo:font-weight="bold" officeooo:rsid="003a605a" style:font-name-asian="Times New Roman" style:language-asian="fr" style:country-asian="FR" style:font-style-asian="italic" style:font-weight-asian="bold" style:font-name-complex="Arial"/>
    </style:style>
    <style:style style:name="T18" style:family="text">
      <style:text-properties officeooo:rsid="00284a6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c0cb3"/>
    </style:style>
    <style:style style:name="T21" style:family="text">
      <style:text-properties style:text-underline-style="none" officeooo:rsid="00349d79"/>
    </style:style>
    <style:style style:name="T22" style:family="text">
      <style:text-properties officeooo:rsid="00349d79"/>
    </style:style>
    <style:style style:name="T23" style:family="text">
      <style:text-properties officeooo:rsid="0039bfcc"/>
    </style:style>
    <style:style style:name="T24" style:family="text">
      <style:text-properties officeooo:rsid="0039bfcc" style:font-weight-complex="normal"/>
    </style:style>
    <style:style style:name="T25" style:family="text">
      <style:text-properties officeooo:rsid="003a605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Police_20_par_20_défaut"><text:span text:style-name="T1">Projet CASSIOPEE® :</text:span></text:span></text:p>
      <text:p text:style-name="P1"><text:span text:style-name="Police_20_par_20_défaut"><text:span text:style-name="T1">« Database Firewall »</text:span></text:span></text:p>
      <text:p text:style-name="P1"><text:span text:style-name="Police_20_par_20_défaut"><text:span text:style-name="T2">Compte rendu d’avancement n°0</text:span></text:span><text:span text:style-name="Police_20_par_20_défaut"><text:span text:style-name="T3">4</text:span></text:span></text:p>
      <text:p text:style-name="P2"/>
      <text:p text:style-name="P3"><text:span text:style-name="Police_20_par_20_défaut"><text:span text:style-name="T4">Liste de diffusion :</text:span></text:span><text:span text:style-name="Police_20_par_20_défaut"><text:span text:style-name="T5"> </text:span></text:span><text:span text:style-name="Police_20_par_20_défaut"><text:span text:style-name="T6">Grégory Blanc, Grégoire Menguy, Baptiste Polvé</text:span></text:span></text:p>
      <text:p text:style-name="P3"><text:span text:style-name="Police_20_par_20_défaut"><text:span text:style-name="T6"/></text:span></text:p>
      <text:p text:style-name="P3"><text:span text:style-name="Police_20_par_20_défaut"><text:span text:style-name="T7">Ordre du jour</text:span></text:span></text:p>
      <text:list xml:id="list7874631748428802448" text:style-name="WWNum42">
        <text:list-item>
          <text:p text:style-name="P16"><text:span text:style-name="Police_20_par_20_défaut"><text:span text:style-name="T12">Gestion des ERROR_BASED_INJECTION (achevé)</text:span></text:span></text:p>
        </text:list-item>
        <text:list-item>
          <text:p text:style-name="P16"><text:span text:style-name="Police_20_par_20_défaut"><text:span text:style-name="T12">Gestion des attaques en général (en cours)</text:span></text:span></text:p>
        </text:list-item>
        <text:list-item>
          <text:p text:style-name="P17"><text:span text:style-name="Police_20_par_20_défaut"><text:span text:style-name="T8">Gestion des tautologies (</text:span></text:span><text:span text:style-name="Police_20_par_20_défaut"><text:span text:style-name="T9">achevé</text:span></text:span><text:span text:style-name="Police_20_par_20_défaut"><text:span text:style-name="T8">)</text:span></text:span></text:p>
        </text:list-item>
        <text:list-item>
          <text:p text:style-name="P18"><text:span text:style-name="Police_20_par_20_défaut"><text:span text:style-name="T10">Élargissement de la grammaire MySQL </text:span></text:span><text:span text:style-name="Police_20_par_20_défaut"><text:span text:style-name="T11">(en cours)</text:span></text:span></text:p>
        </text:list-item>
        <text:list-item>
          <text:p text:style-name="P16"><text:span text:style-name="Police_20_par_20_défaut"><text:span text:style-name="T12">Base de données pour les tests de sécurité et de performances (en cours)</text:span></text:span></text:p>
        </text:list-item>
      </text:list>
      <text:p text:style-name="P12"><text:span text:style-name="Police_20_par_20_défaut"><text:span text:style-name="T13">Gestion des ERROR_BASED_INJECTION</text:span></text:span></text:p>
      <text:p text:style-name="P19">Comme convenu lors de la précédente réunion, Baptiste a mis en place la gestion des error based injection à travers le remplacement de l’erreur reçu par une erreur générique indiquant de contacter l’administrateur du site si l’erreur persiste.</text:p>
      <text:p text:style-name="P12"><text:span text:style-name="Police_20_par_20_défaut"><text:span text:style-name="T13">Gestion des attaques en général</text:span></text:span></text:p>
      <text:p text:style-name="P19">Baptiste va gérer la contre attaque en affichant le même type de message que pour les error_based_injection lorsqu’une attaque est détectée, en plus de la notification dans le fichiers de logs.</text:p>
      <text:p text:style-name="P8"/>
      <text:p text:style-name="P9"><text:span text:style-name="Police_20_par_20_défaut"><text:span text:style-name="T18">Gestion des tautologies</text:span></text:span></text:p>
      <text:p text:style-name="P7"><text:span text:style-name="T20">G</text:span><text:span text:style-name="T19">régoire a fini d'intégrer la gestion des tautologies au sein de l'analyseur. Pour l'instant, les tests sont fructueux. La méthode nécessite </text:span><text:span text:style-name="T21">cependant</text:span><text:span text:style-name="T19"> l'utilisation d'une base de données de signatures importantes que nous n'avons pas encore. </text:span></text:p>
      <text:p text:style-name="P5"/>
      <text:list xml:id="list113828314160583" text:continue-numbering="true" text:style-name="WWNum42">
        <text:list-header>
          <text:p text:style-name="P20"><text:span text:style-name="Police_20_par_20_défaut"><text:span text:style-name="T22">Élargissement de la grammaire MySQL</text:span></text:span></text:p>
        </text:list-header>
      </text:list>
      <text:p text:style-name="P6">Grégoire poursuit l'élargissement de la grammaire MySQL acceptée pour limiter le nombre de faux positifs. En effet, pour l'instant, le parser n'autorise que les requêtes simples – SELECT et close WHERE avec des sous requêtes. Grégoire étend donc la grammaire pour y intégrer les fonctions MySQL, ainsi que l'utilisation des opérandes ORDER BY, GROUP BY, LIMIT, OFFSET. </text:p>
      <text:p text:style-name="P10"/>
      <text:list xml:id="list113828216657320" text:continue-numbering="true" text:style-name="WWNum42">
        <text:list-header>
          <text:p text:style-name="P21"><text:span text:style-name="Police_20_par_20_défaut"><text:span text:style-name="T23">Base de données pour les tests performance/sécurité</text:span></text:span></text:p>
        </text:list-header>
      </text:list>
      <text:p text:style-name="P15"><text:span text:style-name="T24">Une première collecte a été faite par Baptiste, avec la participation de Grégoire et implémentée aux Google Test pour automatiser les tests. Cependant, il est actuellement difficile de trouver des bases complètes. </text:span><text:span text:style-name="T25">Sqlmap sera certainement utilisé pour tester le temps de traitement (test de performance).</text:span></text:p>
      <text:p text:style-name="P10"/>
      <text:p text:style-name="P14"><text:span text:style-name="Police_20_par_20_défaut"><text:span text:style-name="T14"/></text:span></text:p>
      <text:p text:style-name="P4"><text:span text:style-name="Police_20_par_20_défaut"><text:span text:style-name="T16">C</text:span></text:span><text:span text:style-name="Police_20_par_20_défaut"><text:span text:style-name="T14">e CR sera considéré comme validé lundi </text:span></text:span><text:span text:style-name="Police_20_par_20_défaut"><text:span text:style-name="T16">1</text:span></text:span><text:span text:style-name="Police_20_par_20_défaut"><text:span text:style-name="T17">6</text:span></text:span><text:span text:style-name="Police_20_par_20_défaut"><text:span text:style-name="T14">/0</text:span></text:span><text:span text:style-name="Police_20_par_20_défaut"><text:span text:style-name="T15">5</text:span></text:span><text:span text:style-name="Police_20_par_20_défaut"><text:span text:style-name="T14">/2017 en l’absence de remarqu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Standard" style:master-page-name="">
      <style:paragraph-properties fo:margin-left="1.27cm" fo:margin-right="0cm" fo:hyphenation-ladder-count="no-limit" fo:text-indent="0cm" style:auto-text-indent="false" style:page-number="auto" fo:keep-with-next="always">
        <style:tab-stops/>
      </style:paragraph-properties>
      <style:text-properties fo:hyphenate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Courier New" style:font-family-complex="'Courier New'" style:font-family-generic-complex="modern" style:font-pitch-complex="fixed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bold" style:font-size-asian="10pt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4LVL2" style:display-name="WW_CharLFO34LVL2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WW_5f_CharLFO2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WW_5f_CharLFO4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【-•◘ ๒αקтเstε ◘•-】</meta:initial-creator>
    <meta:creation-date>2017-02-23T07:26:00Z</meta:creation-date>
    <dc:date>2017-05-12T11:38:26.743459996</dc:date>
    <meta:print-date>2015-10-18T07:55:00Z</meta:print-date>
    <meta:editing-cycles>55</meta:editing-cycles>
    <meta:editing-duration>PT3H53M3S</meta:editing-duration>
    <meta:document-statistic meta:table-count="0" meta:image-count="0" meta:object-count="0" meta:page-count="1" meta:paragraph-count="21" meta:word-count="306" meta:character-count="1991" meta:non-whitespace-character-count="17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R_Avancement_2_1703.2017_CASSIOPEE_DBF.odt/Normal"/>
  </office:meta>
</office:document-meta>
</file>